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46b04" officeooo:paragraph-rsid="00146b04"/>
    </style:style>
    <style:style style:name="P2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46b04" officeooo:paragraph-rsid="00146b04" style:font-size-asian="24pt" style:font-weight-asian="bold" style:font-size-complex="24pt" style:font-weight-complex="bold"/>
    </style:style>
    <style:style style:name="P3" style:family="paragraph" style:parent-style-name="Standard">
      <style:text-properties fo:font-size="18pt" style:text-underline-style="solid" style:text-underline-width="auto" style:text-underline-color="font-color" fo:font-weight="bold" officeooo:rsid="00146b04" officeooo:paragraph-rsid="00146b04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146b04" officeooo:paragraph-rsid="00146b04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6pt" officeooo:rsid="00146b04" officeooo:paragraph-rsid="00146b04" style:font-size-asian="16pt" style:font-size-complex="16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4. Prestations attendues et modalités</text:p>
      <text:p text:style-name="P2"/>
      <text:p text:style-name="P4"><text:span text:style-name="T1">Prestations attendues :</text:span></text:p>
      <text:p text:style-name="P4"><text:span text:style-name="T1"/></text:p>
      <text:p text:style-name="P5">- Développement</text:p>
      <text:p text:style-name="P5">- Design</text:p>
      <text:p text:style-name="P5">- Intégration</text:p>
      <text:p text:style-name="P5">- Migration de base de données ou autres actifs existants</text:p>
      <text:p text:style-name="P5">- Maintenance et mises à jours</text:p>
      <text:p text:style-name="P1"/>
      <text:p text:style-name="P3">Planning :</text:p>
      <text:p text:style-name="P3"/>
      <text:p text:style-name="P5">- Il y aura un date limite à déterminer</text:p>
      <text:p text:style-name="P5">- Vendredi 16 juin à 12H</text:p>
      <text:p text:style-name="P1"/>
      <text:p text:style-name="P3">Méthodologie de suivi :</text:p>
      <text:p text:style-name="P3"/>
      <text:p text:style-name="P1">- <text:span text:style-name="T2">Présentation physique</text:span></text:p>
      <text:p text:style-name="P1"/>
      <text:p text:style-name="P3">Modalités :</text:p>
      <text:p text:style-name="P3"/>
      <text:p text:style-name="P5">- Contact : ERN Simplon Narbon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ny </meta:initial-creator>
    <meta:creation-date>2017-06-16T11:23:45.241197251</meta:creation-date>
    <dc:date>2017-06-16T11:26:59.807463765</dc:date>
    <dc:creator>Jenny </dc:creator>
    <meta:editing-duration>PT3M14S</meta:editing-duration>
    <meta:editing-cycles>1</meta:editing-cycles>
    <meta:document-statistic meta:table-count="0" meta:image-count="0" meta:object-count="0" meta:page-count="1" meta:paragraph-count="14" meta:word-count="62" meta:character-count="345" meta:non-whitespace-character-count="297"/>
    <meta:generator>LibreOffice/4.3.3.2$Linux_X86_64 LibreOffice_project/430m0$Build-2</meta:generator>
  </office:meta>
</office:document-meta>
</file>